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Arial, sans-serif"/>
    <style:font-face style:name="Mangal1" svg:font-family="Manga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fo:text-indent="0in" style:auto-text-indent="false" fo:padding="0in" fo:border="none"/>
    </style:style>
    <style:style style:name="P2" style:family="paragraph" style:parent-style-name="Standard">
      <style:paragraph-properties fo:margin-top="0in" fo:margin-bottom="0in" fo:padding="0in" fo:border="none"/>
    </style:style>
    <style:style style:name="P3" style:family="paragraph" style:parent-style-name="Standard">
      <style:paragraph-properties fo:margin-top="0in" fo:margin-bottom="0in" fo:padding="0in" fo:border="none"/>
      <style:text-properties style:font-name="inherit" fo:font-size="9.75pt" style:font-name-asian="inherit" style:font-size-asian="9.75pt" style:font-name-complex="inherit" style:font-size-complex="9.75pt"/>
    </style:style>
    <style:style style:name="P4" style:family="paragraph" style:parent-style-name="Text_20_body">
      <style:paragraph-properties fo:margin-left="0in" fo:margin-right="0in" fo:margin-top="0in" fo:margin-bottom="0in" fo:text-indent="0in" style:auto-text-indent="false" fo:padding="0in" fo:border="none"/>
      <style:text-properties style:font-name="inherit" fo:font-size="9.75pt" style:font-name-asian="inherit" style:font-size-asian="9.75pt" style:font-name-complex="inherit" style:font-size-complex="9.75pt"/>
    </style:style>
    <style:style style:name="P5" style:family="paragraph" style:parent-style-name="Heading_20_1">
      <style:paragraph-properties fo:margin-top="0in" fo:margin-bottom="0in" fo:padding="0in" fo:border="none"/>
      <style:text-properties fo:font-variant="normal" fo:text-transform="none" fo:color="#000000" style:font-name="inherit" fo:font-size="9.75pt" fo:letter-spacing="normal" fo:font-style="normal" fo:font-weight="normal" style:font-name-asian="inherit" style:font-size-asian="9.75pt" style:font-name-complex="inherit" style:font-size-complex="9.75pt"/>
    </style:style>
    <style:style style:name="T1" style:family="text">
      <style:text-properties fo:color="#333333" style:text-line-through-style="none" style:font-name="inherit" fo:font-size="8.25pt" style:text-underline-style="none" style:text-blinking="false"/>
    </style:style>
    <style:style style:name="T2" style:family="text">
      <style:text-properties fo:color="#333333" style:text-line-through-style="none" style:font-name="inherit" fo:font-size="9.75pt" style:text-underline-style="none" style:text-blinking="false" style:font-name-asian="inherit" style:font-size-asian="9.75pt" style:font-name-complex="inherit" style:font-size-complex="9.75pt"/>
    </style:style>
    <style:style style:name="T3" style:family="text">
      <style:text-properties style:font-name="inherit" fo:font-size="8.25pt"/>
    </style:style>
    <style:style style:name="T4" style:family="text">
      <style:text-properties style:font-name="inherit" fo:font-size="9.75pt" style:font-name-asian="inherit" style:font-size-asian="9.75pt" style:font-name-complex="inherit" style:font-size-complex="9.7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p1-2016-12-09</text:p>
      <text:p text:style-name="P3"/>
      <text:p text:style-name="P3">Rocket chat</text:p>
      <text:p text:style-name="P3"/>
      <text:p text:style-name="P3">Download and install WordPress</text:p>
      <text:p text:style-name="P3">create a sub-domain</text:p>
      <text:p text:style-name="P3">file manager</text:p>
      <text:p text:style-name="P3"/>
      <text:p text:style-name="P3">check email for domain to use.</text:p>
      <text:p text:style-name="P3">Domain – choose URL</text:p>
      <text:p text:style-name="P3">directory – optional</text:p>
      <text:p text:style-name="P3"/>
      <text:p text:style-name="P3">Programming language used in WP is PHP</text:p>
      <text:p text:style-name="P3"/>
      <text:p text:style-name="P3">concentrate on pages</text:p>
      <text:p text:style-name="P3">and appearance</text:p>
      <text:p text:style-name="P3">and not so much on blog</text:p>
      <text:p/>
      <text:p text:style-name="P3">pay attention to content</text:p>
      <text:p text:style-name="P3">and themes</text:p>
      <text:p text:style-name="P3"/>
      <text:p text:style-name="P3">search for themes</text:p>
      <text:p text:style-name="P3">e.g. Sydney</text:p>
      <text:p text:style-name="P3">use bootstrap style</text:p>
      <text:p text:style-name="P3"/>
      <text:p text:style-name="P3">WordPress themes built with Bootstrap framework</text:p>
      <text:p text:style-name="P3"/>
      <text:p text:style-name="P3">Appearance/theme/add new theme</text:p>
      <text:p text:style-name="P3"/>
      <text:p text:style-name="P3">search for shapely</text:p>
      <text:p text:style-name="P3"/>
      <text:p text:style-name="P2"><text:a xlink:type="simple" xlink:href="https://pypi.python.org/pypi/Shapely" text:style-name="Internet_20_link" text:visited-style-name="Visited_20_Internet_20_Link"><text:span text:style-name="T4">https://pypi.python.org/pypi/Shapely</text:span></text:a></text:p>
      <text:p text:style-name="P2"><text:a xlink:type="simple" xlink:href="https://colorlib.com/wp/themes/shapely/" text:style-name="Internet_20_link" text:visited-style-name="Visited_20_Internet_20_Link"><text:span text:style-name="T4">https://colorlib.com/wp/themes/shapely/</text:span></text:a></text:p>
      <text:h text:style-name="P5" text:outline-level="1">Shapely – One Page WordPress Theme</text:h>
      <text:p text:style-name="P1"><text:a xlink:type="simple" xlink:href="https://colorlib.com/wp/" text:style-name="Internet_20_link" text:visited-style-name="Visited_20_Internet_20_Link"><text:span text:style-name="T2">Home</text:span></text:a><text:span text:style-name="T4"> » </text:span><text:a xlink:type="simple" xlink:href="https://colorlib.com/wp/themes/" text:style-name="Internet_20_link" text:visited-style-name="Visited_20_Internet_20_Link"><text:span text:style-name="T2">Best Free WordPress Themes</text:span></text:a><text:span text:style-name="T4"> » Shapely – One Page WordPress Theme </text:span></text:p>
      <text:p text:style-name="P1"><text:span text:style-name="T4"/></text:p>
      <text:p text:style-name="P1"><text:span text:style-name="T4">DemoDownloadDocumentation</text:span></text:p>
      <text:p text:style-name="P1"><text:span text:style-name="T4">Shapely is a powerful and versatile one page WordPress theme with pixel perfect design and outstanding functionality. It is by far the most advanced free WordPress theme available today with loads of unmatched customization options. This theme comes with several homepage widgets that can be used to add portfolio, testimonials, parallax sections, your product or service information, call for action and much more.</text:span></text:p>
      <text:p text:style-name="P1"><text:span text:style-name="T4"/></text:p>
      <text:p text:style-name="P1"><text:span text:style-name="T4">Shapely supports most free and premium WordPress plugins such as WooCommerce, Jetpack, Gravity Forms, Contact Form 7, Yoast SEO, Google Analytics by Yoast and much more. Needless to say that theme is mobile friendly and responsive that makes it look stunning on any device.</text:span></text:p>
      <text:p text:style-name="P1"><text:span text:style-name="T4"/></text:p>
      <text:p text:style-name="P1"><text:span text:style-name="T4">This theme is the best suited for business, landing page, portfolio, ecommerce, store, local business, personal websites but can be tweaked to be used as blog, magazine or any other awesome website while highlighting its unique one page setup. This is going to be the last WordPress theme you will ever want to use because it is so much better than anything you have seen and it will deliver the best SEO results since we have well optimized it structure.</text:span></text:p>
      <text:p text:style-name="P1"><text:span text:style-name="T4">Responsive &amp; Flat Design</text:span></text:p>
      <text:p text:style-name="P1"><text:span text:style-name="T4"/></text:p>
      <text:p text:style-name="P1"><text:span text:style-name="T4">This theme is developed using Bootstrap 3 frontend framework which makes it fully responsive and optimized for all mobile devices such as iPad, iPhone, Android and Windows Phone. It executes “Mobile First” approach.</text:span></text:p>
      <text:p text:style-name="Text_20_body"/>
      <text:p text:style-name="Text_20_body"><text:soft-page-break/>WordPress theme functions for designer</text:p>
      <text:p text:style-name="Text_20_body">try shapely forum</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Arial, sans-serif"/>
    <style:font-face style:name="Mangal1" svg:font-family="Manga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9T10:37:03.45</meta:creation-date>
    <dc:date>2016-12-09T12:17:12.50</dc:date>
    <meta:editing-duration>PT1H40M3S</meta:editing-duration>
    <meta:editing-cycles>19</meta:editing-cycles>
    <meta:generator>OpenOffice/4.1.2$Win32 OpenOffice.org_project/412m3$Build-9782</meta:generator>
    <meta:document-statistic meta:table-count="0" meta:image-count="0" meta:object-count="0" meta:page-count="2" meta:paragraph-count="32" meta:word-count="323" meta:character-count="2068"/>
  </office:meta>
</office:document-meta>
</file>